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efd" officeooo:paragraph-rsid="0009defd"/>
    </style:style>
    <style:style style:name="P2" style:family="paragraph" style:parent-style-name="Standard">
      <style:text-properties officeooo:rsid="000b134f" officeooo:paragraph-rsid="000b134f"/>
    </style:style>
    <style:style style:name="P3" style:family="paragraph" style:parent-style-name="Standard">
      <style:text-properties officeooo:rsid="000b134f" officeooo:paragraph-rsid="000b16d8"/>
    </style:style>
    <style:style style:name="P4" style:family="paragraph" style:parent-style-name="Standard">
      <style:text-properties officeooo:rsid="000b16d8" officeooo:paragraph-rsid="000b16d8"/>
    </style:style>
    <style:style style:name="T1" style:family="text">
      <style:text-properties officeooo:rsid="000b1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 Sheet:</text:p>
      <text:p text:style-name="P2"/>
      <text:p text:style-name="P3">AR Tag Repository: <text:a xlink:type="simple" xlink:href="https://github.com/sniekum/ar_track_alvar"><text:span text:style-name="T1">https://github.com/sniekum/ar_track_alvar</text:span></text:a></text:p>
      <text:p text:style-name="P2">Control Panel Repository: <text:a xlink:type="simple" xlink:href="https://github.com/smd-ros-devel/control_panel">https://github.com/smd-ros-devel/control_panel</text:a></text:p>
      <text:p text:style-name="P2">Ackermann Steering Repository: <text:a xlink:type="simple" xlink:href="https://github.com/ual-arm-ros-pkg/mvsim">https://github.com/ual-arm-ros-pkg/mvsim</text:a></text:p>
      <text:p text:style-name="P4">Joystick Driver: sudo apt-get install ros-indigo-joystick-drivers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00:19.874370615</meta:creation-date>
    <dc:date>2015-03-25T11:02:40.755285012</dc:date>
    <meta:editing-duration>PT1M1S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1" meta:paragraph-count="5" meta:word-count="20" meta:character-count="279" meta:non-whitespace-character-count="264"/>
  </office:meta>
</office:document-meta>
</file>